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ieldFormatTest.test_format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del.getStar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StartDate( Date star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ieldFormat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